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B00000289022AE788C0C57115.png" manifest:media-type="image/png"/>
  <manifest:file-entry manifest:full-path="Pictures/10000201000002690000015295F71FE3CE56CF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183ad" officeooo:paragraph-rsid="001183ad" style:font-size-asian="15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HELL SCRIPT</text:p>
      <text:p text:style-name="P1"><draw:frame draw:style-name="fr2" draw:name="Image1" text:anchor-type="char" svg:width="16.325cm" svg:height="8.943cm" draw:z-index="0"><draw:image xlink:href="Pictures/10000201000002690000015295F71FE3CE56CFBA.png" xlink:type="simple" xlink:show="embed" xlink:actuate="onLoad" loext:mime-type="image/png"/></draw:frame><text:line-break/><text:line-break/>OUTPUT</text:p>
      <text:p text:style-name="P1"><draw:frame draw:style-name="fr1" draw:name="Image2" text:anchor-type="char" svg:x="0.127cm" svg:y="0cm" svg:width="16.418cm" svg:height="12.635cm" draw:z-index="1"><draw:image xlink:href="Pictures/10000201000001BB00000289022AE788C0C571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5T22:37:20.965841282</meta:creation-date>
    <dc:date>2021-06-05T22:40:01.405993861</dc:date>
    <meta:editing-duration>PT2M41S</meta:editing-duration>
    <meta:editing-cycles>1</meta:editing-cycles>
    <meta:document-statistic meta:table-count="0" meta:image-count="2" meta:object-count="0" meta:page-count="1" meta:paragraph-count="2" meta:word-count="3" meta:character-count="20" meta:non-whitespace-character-count="17"/>
    <meta:generator>LibreOffice/6.4.7.2$Linux_X86_64 LibreOffice_project/40$Build-2</meta:generator>
  </office:meta>
</office:document-meta>
</file>